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0ae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agraph with style Hea<text:span text:style-name="T1">ding</text:span> 1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0-12-13T15:47:00.000933456</meta:creation-date>
    <dc:title>Default</dc:title>
    <meta:editing-cycles>3</meta:editing-cycles>
    <meta:generator>LibreOffice/7.0.3.1$Linux_X86_64 LibreOffice_project/d7547858d014d4cf69878db179d326fc3483e082</meta:generator>
    <meta:editing-duration>PT57S</meta:editing-duration>
    <meta:initial-creator>Георгий Литвинов</meta:initial-creator>
    <dc:date>2020-12-13T16:00:29.836479760</dc:date>
    <dc:creator>Георгий Литвинов</dc:creator>
    <meta:document-statistic meta:table-count="0" meta:image-count="0" meta:object-count="0" meta:page-count="1" meta:paragraph-count="1" meta:word-count="5" meta:character-count="30" meta:non-whitespace-character-count="26"/>
    <meta:template xlink:type="simple" xlink:actuate="onRequest" xlink:title="Default" xlink:href="../../.config/libreoffice/4/user/template/Default.ott" meta:date="2020-12-13T15:46:59.385903577"/>
  </office:meta>
</office:document-meta>
</file>